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6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Data: <text:s/>08 Marzo 2008</text:p>
      <text:p text:style-name="P7">Oggetto: lettera di presentazione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C.a. Professori Tullio Vardanega e Claudio Palazzi</text:p>
      <text:p text:style-name="P12"/>
      <text:p text:style-name="P12"/>
      <text:p text:style-name="P12"/>
      <text:p text:style-name="P12"/>
      <text:p text:style-name="P12"><text:tab/>Per la revisione corrente, RQ, presentiamo una versione ancora non definitiva del codice; parte logica e parte grafica ancora non comunicano.</text:p>
      <text:p text:style-name="P12"><text:tab/>In ogni caso la parte logica è completa e della parte grafica mancano solo dei punti marginali che saranno ultimati sicuramente per la prima data di Revisione di Accettazione.</text:p>
      <text:p text:style-name="P12"/>
      <text:p text:style-name="P12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2"/>
      <text:p text:style-name="P12"/>
      <text:p text:style-name="P12">RingraziandoVi per aver scelto <text:span text:style-name="T2">StyloSoft</text:span></text:p>
      <text:p text:style-name="P12">porgiamo Distinti Saluti.</text:p>
      <text:p text:style-name="P11"/>
      <text:p text:style-name="P11"/>
      <text:p text:style-name="P11"/>
      <text:p text:style-name="P11"><text:tab/><text:tab/><text:tab/><text:tab/><text:tab/><text:tab/><text:tab/><text:tab/><text:tab/><text:span text:style-name="T3">Il Responsabile</text:span></text:p>
      <text:p text:style-name="P10"><text:tab/><text:tab/><text:tab/><text:tab/><text:tab/><text:tab/><text:tab/><text:tab/><text:tab/> <text:s text:c="6"/><text:span text:style-name="T4">Luca Rubi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11-14T20:17:39</meta:creation-date>
    <dc:creator>Luca</dc:creator>
    <dc:date>2008-03-08T17:26:42</dc:date>
    <meta:print-date>2005-11-30T16:25:56</meta:print-date>
    <meta:editing-cycles>317</meta:editing-cycles>
    <meta:editing-duration>P1DT4H29M5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5" meta:word-count="105" meta:character-count="763"/>
  </office:meta>
</office:document-meta>
</file>